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 style:master-page-name="MP0">
      <style:paragraph-properties fo:margin-left="1.251cm" fo:margin-right="0cm" fo:text-indent="-1.251cm" style:auto-text-indent="false" style:page-number="auto" fo:break-before="page">
        <style:tab-stops/>
      </style:paragraph-properties>
    </style:style>
    <style:style style:name="P2" style:family="paragraph" style:parent-style-name="Standard" style:list-style-name="L1"/>
    <style:style style:name="P3" style:family="paragraph" style:parent-style-name="Text_20_body" style:list-style-name="L1"/>
    <style:style style:name="P4" style:family="paragraph">
      <loext:graphic-properties draw:fill="none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/>
    </style:style>
    <style:style style:name="T3" style:family="text">
      <style:text-properties fo:color="#276e8b" loext:opacity="100%" style:font-name="FreeSans" fo:font-size="11pt" style:font-size-asian="11pt" style:font-size-complex="11pt"/>
    </style:style>
    <style:style style:name="T4" style:family="text">
      <style:text-properties fo:color="#276e8b" loext:opacity="100%" fo:font-size="11pt" style:font-size-asian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language="en" fo:country="GB" style:language-asian="en" style:country-asian="GB"/>
    </style:style>
    <style:style style:name="T7" style:family="text">
      <style:text-properties style:text-position="super 67%"/>
    </style:style>
    <style:style style:name="T8" style:family="text">
      <style:text-properties officeooo:rsid="000f77fa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Énfasis_20_sutil"><text:span text:style-name="T5">NOME: Óscar Torres Rodríguez<text:tab/><text:tab/><text:tab/><text:tab/><text:tab/><text:tab/><text:tab/><text:tab/>DATA: 28/11/2021</text:span></text:span></text:p>
      <text:p text:style-name="Standard">Responde as seguintes cuestións, explicando as operacións realizadas.</text:p>
      <text:list xml:id="list3974223886" text:style-name="L1">
        <text:list-item>
          <text:p text:style-name="P2">Que tamaño tería un disco cun LBA16? E LBA32?</text:p>
        </text:list-item>
      </text:list>
      <text:p text:style-name="Standard"><text:s/><text:tab/>512 * 2<text:span text:style-name="Fuente_20_de_20_párrafo_20_predeter."><text:span text:style-name="T7">16 </text:span></text:span>= 33,55 MB<text:tab/><text:tab/>512 * 2<text:span text:style-name="Fuente_20_de_20_párrafo_20_predeter."><text:span text:style-name="T7">32</text:span></text:span> = 2200 GB </text:p>
      <text:list xml:id="list101859907251647" text:continue-numbering="true" text:style-name="L1">
        <text:list-item>
          <text:p text:style-name="P3">Calcula o tamaño dun disco con 620 cilindros, 16 cabezas, 63 sectores por pista e un tamaño de sector de 512B.</text:p>
        </text:list-item>
      </text:list>
      <text:p text:style-name="Text_20_body"><text:tab/>620 * 16 * 63 * 512 = 320 MB</text:p>
      <text:list xml:id="list101860422291799" text:continue-numbering="true" text:style-name="L1">
        <text:list-item>
          <text:p text:style-name="P2">De canto é o LBA dun HDD se, asumindo un sector de 512, ten un tamaño de 524288 Bytes? Xustifica a tua resposta.</text:p>
        </text:list-item>
      </text:list>
      <text:p text:style-name="Standard"><text:tab/>Dividiendo los Bytes entre el tamaño del sector encontramos el resultado de la potencia de 2. Por lo <text:tab/>tanto factorizando ese numero (1024), obtenemos que la potencia es 2<text:span text:style-name="Fuente_20_de_20_párrafo_20_predeter."><text:span text:style-name="T7">10</text:span></text:span>. Por lo tanto es un LBA de <text:tab/>10</text:p>
      <text:list xml:id="list101860062306294" text:continue-numbering="true" text:style-name="L1">
        <text:list-item>
          <text:p text:style-name="P2">Realiza o mesmo cálculo se o disco ten AF</text:p>
        </text:list-item>
      </text:list>
      <text:p text:style-name="Standard"><text:tab/>524288 / 40<text:span text:style-name="T8">96</text:span> = 1<text:span text:style-name="T8">28</text:span>. La potencia mas cercana es 2<text:span text:style-name="Fuente_20_de_20_párrafo_20_predeter."><text:span text:style-name="T7">7</text:span></text:span>. LBA7</text:p>
      <text:list xml:id="list101860256074663" text:continue-numbering="true" text:style-name="L1">
        <text:list-item>
          <text:p text:style-name="P3">Calcula o número de cilindros dun disco que ten 8 cabezas, 63 sectores por pista, un sector de 512B e un tamaño total de 315MB</text:p>
        </text:list-item>
      </text:list>
      <text:p text:style-name="Text_20_body"><text:tab/>315000000 / (8 * 63 * 512) = 1220 cilindros.</text:p>
      <text:list xml:id="list101860311449816" text:continue-numbering="true" text:style-name="L1">
        <text:list-item>
          <text:p text:style-name="P2">Realiza o mesmo cálculo se o disco ten AF</text:p>
        </text:list-item>
      </text:list>
      <text:p text:style-name="Standard"><text:tab/>315000000 / (8 * 63 * 40<text:span text:style-name="T8">96</text:span>) = 1<text:span text:style-name="T8">60</text:span> cilindr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fo:hyphenation-ladder-count="no-limit"/>
      <style:text-properties style:font-name="DejaVu Serif" fo:font-family="'DejaVu Serif'" style:font-family-generic="roman" style:font-pitch="variable" fo:font-size="12pt" style:font-name-asian="DejaVu Serif" style:font-family-asian="'DejaVu Serif'" style:font-family-generic-asian="roman" style:font-pitch-asian="variable" style:font-size-asian="12pt" style:font-name-complex="DejaVu Serif" style:font-family-complex="'DejaVu Serif'" style:font-family-generic-complex="roman" style:font-pitch-complex="variable"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85%" fo:hyphenation-ladder-count="no-limit"/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6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5pt" style:font-name-asian="Segoe UI" style:font-family-asian="'Segoe UI'" style:font-family-generic-asian="swiss" style:font-pitch-asian="variable" style:font-size-asian="15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line-height="100%" fo:hyphenation-ladder-count="no-limit"/>
      <style:text-properties fo:font-variant="small-caps" fo:color="#373545" loext:opacity="100%" fo:font-weight="bold" style:font-weight-asian="bold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default-outline-level="4" style:list-style-name="" style:class="chapter">
      <style:paragraph-properties fo:margin-top="0cm" fo:margin-bottom="0.423cm" style:contextual-spacing="false" fo:line-height="100%" fo:hyphenation-ladder-count="no-limit"/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next-style-name="Standard" style:class="html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373545" loext:opacity="100%" style:font-size-complex="12pt"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27cm" fo:margin-right="0cm" fo:margin-top="0.494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 fo:hyphenate="false" loext:hyphenation-no-caps="false"/>
    </style:style>
    <style:style style:name="Título_20_TDC" style:display-name="Título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9.502cm" style:type="center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color="#276e8b" loext:opacity="100%"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ize="18pt" style:font-name-asian="Segoe UI" style:font-family-asian="'Segoe UI'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/>
    </style:style>
    <style:style style:name="Título_20_2_20_Car" style:display-name="Título 2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6pt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ar" style:display-name="Título 6 Car" style:family="text" style:parent-style-name="Fuente_20_de_20_párrafo_20_predeter."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ítulo_20_8_20_Car" style:display-name="Título 8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Título_20_9_20_Car" style:display-name="Título 9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Car" style:display-name="Título Car" style:family="text" style:parent-style-name="Fuente_20_de_20_párrafo_20_predeter."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/>
    </style:style>
    <style:style style:name="Subtítulo_20_Car" style:display-name="Subtítulo Car" style:family="text" style:parent-style-name="Fuente_20_de_20_párrafo_20_predeter."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ita_20_Car" style:display-name="Cita Car" style:family="text" style:parent-style-name="Fuente_20_de_20_párrafo_20_predeter.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Fuente_20_de_20_párrafo_20_predeter."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595959" loext:opacity="100%" style:text-underline-style="none"/>
    </style:style>
    <style:style style:name="Referencia_20_intensa" style:display-name="Referencia intensa" style:family="text" style:parent-style-name="Fuente_20_de_20_párrafo_20_predeter.">
      <style:text-properties fo:font-variant="small-caps" fo:color="#373545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1" style:display-name="WW_CharLFO10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0LVL1" loext:num-list-format="%1%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1LVL1" loext:num-list-format="%1%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3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fo:color="#276e8b" loext:opacity="100%" style:font-name="FreeSans"/>
    </style:style>
    <style:style style:name="MT2" style:family="text">
      <style:text-properties fo:color="#276e8b" loext:opacity="100%" style:font-name="FreeSans" fo:font-size="11pt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style:font-size-asian="11pt"/>
    </style:style>
    <style:style style:name="MT5" style:family="text">
      <style:text-properties fo:color="#276e8b" loext:opacity="100%"/>
    </style:style>
    <style:style style:name="Mgr1" style:family="graphic">
      <style:graphic-properties draw:stroke="solid" svg:stroke-width="0.018cm" svg:stroke-color="#3494ba" svg:stroke-opacity="100%" draw:stroke-linejoin="miter" svg:stroke-linecap="butt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text:span text:style-name="Énfasis_20_sutil"><text:span text:style-name="MT1">IES LELIADOURA</text:span></text:span><text:span text:style-name="Énfasis_20_sutil"><text:span text:style-name="MT2"> <text:s text:c="117"/>1ºDAM - SI</text:span></text:span></text:p>
        <text:p text:style-name="Encabezado"/>
      </style:header>
      <style:footer>
        <text:p text:style-name="Footer"><draw:connector text:anchor-type="paragraph" draw:z-index="0" draw:name="Conector recto 11" draw:style-name="Mgr1" draw:text-style-name="MP1" draw:type="line" svg:x1="-0.002cm" svg:y1="-0.302cm" svg:x2="18.237cm" svg:y2="-0.27cm" svg:d="M-2-302l18239 32" svg:viewBox="0 0 18240 34"><text:p/></draw:connector><text:span text:style-name="Énfasis"><text:tab/></text:span><text:span text:style-name="Énfasis"><text:span text:style-name="MT4">UD02-A09 – Xeometría dos Discos Duros</text:span></text:span></text:p>
        <text:p text:style-name="Footer"><text:span text:style-name="Énfasis"><text:span text:style-name="MT5"><text:tab/></text:span></text:span><text:span text:style-name="Énfasis"><text:span text:style-name="MT5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IES Prácticas ISO</dc:title>
    <meta:creation-date>2020-12-02T00:01:00Z</meta:creation-date>
    <dc:date>2021-11-30T10:18:59.273000000</dc:date>
    <meta:editing-cycles>15</meta:editing-cycles>
    <meta:editing-duration>PT14H37M54S</meta:editing-duration>
    <meta:document-statistic meta:table-count="0" meta:image-count="0" meta:object-count="0" meta:page-count="1" meta:paragraph-count="17" meta:word-count="218" meta:character-count="1213" meta:non-whitespace-character-count="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/IES%20Prácticas%20ISO.ott"/>
  </office:meta>
</office:document-meta>
</file>